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L3">
      <style:text-properties officeooo:rsid="001b83e1" officeooo:paragraph-rsid="001b83e1"/>
    </style:style>
    <style:style style:name="P2" style:family="paragraph" style:parent-style-name="Standard" style:list-style-name="L3">
      <style:text-properties officeooo:rsid="001b83e1" officeooo:paragraph-rsid="001d5969"/>
    </style:style>
    <style:style style:name="P3" style:family="paragraph" style:parent-style-name="Standard" style:list-style-name="L3">
      <style:text-properties officeooo:paragraph-rsid="001b83e1"/>
    </style:style>
    <style:style style:name="P4" style:family="paragraph" style:parent-style-name="Standard" style:list-style-name="L3">
      <style:text-properties officeooo:rsid="001d5969" officeooo:paragraph-rsid="001d5969"/>
    </style:style>
    <style:style style:name="P5" style:family="paragraph" style:parent-style-name="Standard" style:list-style-name="L3">
      <style:text-properties officeooo:rsid="001d5969" officeooo:paragraph-rsid="001ea1a3"/>
    </style:style>
    <style:style style:name="P6" style:family="paragraph" style:parent-style-name="Standard" style:list-style-name="L3">
      <style:text-properties officeooo:rsid="001d5969" officeooo:paragraph-rsid="002081e7"/>
    </style:style>
    <style:style style:name="P7" style:family="paragraph" style:parent-style-name="Standard" style:list-style-name="L3">
      <style:text-properties officeooo:rsid="001ea1a3" officeooo:paragraph-rsid="001ea1a3"/>
    </style:style>
    <style:style style:name="P8" style:family="paragraph" style:parent-style-name="Standard" style:list-style-name="L3">
      <style:text-properties officeooo:rsid="0021e59f" officeooo:paragraph-rsid="0021e59f"/>
    </style:style>
    <style:style style:name="P9" style:family="paragraph" style:parent-style-name="Standard" style:list-style-name="L3">
      <style:text-properties officeooo:rsid="0022caf9" officeooo:paragraph-rsid="0022caf9"/>
    </style:style>
    <style:style style:name="P10" style:family="paragraph" style:parent-style-name="Standard" style:list-style-name="L3">
      <style:text-properties officeooo:rsid="0023b607" officeooo:paragraph-rsid="0023b607"/>
    </style:style>
    <style:style style:name="P11" style:family="paragraph" style:parent-style-name="Standard" style:list-style-name="L3">
      <style:text-properties officeooo:rsid="0024f76f" officeooo:paragraph-rsid="0024f76f"/>
    </style:style>
    <style:style style:name="P12" style:family="paragraph" style:parent-style-name="Standard" style:list-style-name="L3">
      <style:text-properties officeooo:rsid="0025810a" officeooo:paragraph-rsid="0025810a"/>
    </style:style>
    <style:style style:name="T1" style:family="text">
      <style:text-properties officeooo:rsid="001b83e1"/>
    </style:style>
    <style:style style:name="T2" style:family="text">
      <style:text-properties officeooo:rsid="001d5969"/>
    </style:style>
    <style:style style:name="T3" style:family="text">
      <style:text-properties officeooo:rsid="001ea1a3"/>
    </style:style>
    <style:style style:name="T4" style:family="text">
      <style:text-properties officeooo:rsid="0025810a"/>
    </style:style>
    <style:style style:name="T5" style:family="text">
      <style:text-properties officeooo:rsid="00263a06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379725482" text:style-name="L3">
        <text:list-item>
          <text:p text:style-name="P3"><text:span text:style-name="T1">Links (2) oder rechts (3)</text:span></text:p>
        </text:list-item>
        <text:list-item>
          <text:p text:style-name="P2">links (4) <text:span text:style-name="T2">oder </text:span>geradeaus (5)</text:p>
        </text:list-item>
        <text:list-item>
          <text:p text:style-name="P1">links (10) oder geradeaus (7)</text:p>
        </text:list-item>
        <text:list-item>
          <text:p text:style-name="P1">links (15), geradeaus (13) oder rechts (6)</text:p>
        </text:list-item>
        <text:list-item>
          <text:p text:style-name="P1">Sackgasse! (1)</text:p>
        </text:list-item>
        <text:list-item>
          <text:p text:style-name="P1">geradeaus (5) oder rechts (5)</text:p>
        </text:list-item>
        <text:list-item>
          <text:p text:style-name="P4">links (8) oder geradeaus (9)</text:p>
        </text:list-item>
        <text:list-item>
          <text:p text:style-name="P4">Hindernis! Dieser Gang ist so mit Kaugummi und Süßigkeiten verklebt, das du festklebst. (1)</text:p>
        </text:list-item>
        <text:list-item>
          <text:p text:style-name="P4">links (8) oder geradeaus (17)</text:p>
        </text:list-item>
        <text:list-item>
          <text:p text:style-name="P4">links (6), geradeaus (12) oder rechts (15)</text:p>
        </text:list-item>
        <text:list-item>
          <text:p text:style-name="P5"><text:span text:style-name="T3">links (16) oder rechts (14)</text:span> </text:p>
        </text:list-item>
        <text:list-item>
          <text:p text:style-name="P7">links (5) oder rechts (1)</text:p>
        </text:list-item>
        <text:list-item>
          <text:p text:style-name="P7">links (7) oder rechts (1)</text:p>
        </text:list-item>
        <text:list-item>
          <text:p text:style-name="P7">Spielzeugpa<text:span text:style-name="T5">s</text:span>radies! Hier liegen alle verlorenen, geliebten Spielsachen deiner Kindheit. Du bist über Stunden beschäftigt! (1)</text:p>
        </text:list-item>
        <text:list-item>
          <text:p text:style-name="P6"><text:span text:style-name="T3">links (16) oder rechts (14)</text:span> </text:p>
        </text:list-item>
        <text:list-item>
          <text:p text:style-name="P8">links (19) oder geradeaus (5)</text:p>
        </text:list-item>
        <text:list-item>
          <text:p text:style-name="P8">links (14) oder geradeaus (18)</text:p>
        </text:list-item>
        <text:list-item>
          <text:p text:style-name="P9">links (27) oder rechts (5)</text:p>
        </text:list-item>
        <text:list-item>
          <text:p text:style-name="P9">geradeaus (20) oder rechts (5)</text:p>
        </text:list-item>
        <text:list-item>
          <text:p text:style-name="P9">links (23) oder geradeaus (24)</text:p>
        </text:list-item>
        <text:list-item>
          <text:p text:style-name="P11">links (24) oder <text:span text:style-name="T4">zurück zum magischen Portal auf den Stern (15)</text:span></text:p>
        </text:list-item>
        <text:list-item>
          <text:p text:style-name="P9">…</text:p>
        </text:list-item>
        <text:list-item>
          <text:p text:style-name="P10">geradeaus (5) oder links (25)</text:p>
        </text:list-item>
        <text:list-item>
          <text:p text:style-name="P11">geradeaus (3<text:span text:style-name="T4">0</text:span>) oder rechts (5)</text:p>
        </text:list-item>
        <text:list-item>
          <text:p text:style-name="P11">links (26) oder geradeaus (5)</text:p>
        </text:list-item>
        <text:list-item>
          <text:p text:style-name="P11">du findest den Schlüssel zum Ausgang! (21)<text:span text:style-name="T4">(Schlüssel unbedingt behalten, auch wenn zurück zu 1)</text:span></text:p>
        </text:list-item>
        <text:list-item>
          <text:p text:style-name="P12">geradeaus (28) oder rechts (5)</text:p>
        </text:list-item>
        <text:list-item>
          <text:p text:style-name="P12">geradeaus (29) oder rechts (5)</text:p>
        </text:list-item>
        <text:list-item>
          <text:p text:style-name="P12">links (30) oder geradeaus (31)</text:p>
        </text:list-item>
        <text:list-item>
          <text:p text:style-name="P12">Der Gang der Alpträume!! Weg hier!!! (1)</text:p>
        </text:list-item>
        <text:list-item>
          <text:p text:style-name="P12">Ziel erreicht! (nur zugänglich, wenn Schlüssel erhalten. Sonst Text: Du hast den Schlüssel nicht! Möchtest du zum Portal (15) oder zum Eingang (1)?)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25T19:35:38.974496183</meta:creation-date>
    <dc:date>2023-03-17T20:46:55.314816067</dc:date>
    <meta:editing-duration>PT2H38M27S</meta:editing-duration>
    <meta:editing-cycles>22</meta:editing-cycles>
    <meta:generator>LibreOffice/7.4.1.2$Linux_X86_64 LibreOffice_project/40$Build-2</meta:generator>
    <meta:document-statistic meta:table-count="0" meta:image-count="0" meta:object-count="0" meta:page-count="1" meta:paragraph-count="31" meta:word-count="237" meta:character-count="1341" meta:non-whitespace-character-count="1164"/>
  </office:meta>
</office:document-meta>
</file>